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officeooo:rsid="000197e4" officeooo:paragraph-rsid="000197e4" style:font-size-asian="15.75pt" style:font-size-complex="18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197e4" officeooo:paragraph-rsid="000197e4"/>
    </style:style>
    <style:style style:name="P3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fo:language="fr" fo:country="FR" officeooo:rsid="00057b67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fo:font-weight="bold" officeooo:rsid="00057b67" officeooo:paragraph-rsid="00057b6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fo:font-weight="bold" officeooo:rsid="000197e4" officeooo:paragraph-rsid="000197e4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fo:font-weight="bold" officeooo:rsid="00032aed" officeooo:paragraph-rsid="00032aed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5ac00" officeooo:paragraph-rsid="0006b898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8b25b" officeooo:paragraph-rsid="0008b25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df1e3" officeooo:paragraph-rsid="000df1e3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2a40f" officeooo:paragraph-rsid="0012a40f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6b898" officeooo:paragraph-rsid="0006b898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071be1" officeooo:paragraph-rsid="00071be1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77555" officeooo:paragraph-rsid="0017755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859bb" officeooo:paragraph-rsid="001859bb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language="fr" fo:country="FR" officeooo:rsid="0018ebe8" officeooo:paragraph-rsid="0018ebe8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language="fr" fo:country="FR" fo:font-weight="bold" officeooo:rsid="00032aed" officeooo:paragraph-rsid="00032aed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b898"/>
    </style:style>
    <style:style style:name="T3" style:family="text">
      <style:text-properties officeooo:rsid="0008ab8a"/>
    </style:style>
    <style:style style:name="T4" style:family="text">
      <style:text-properties officeooo:rsid="0008fc97"/>
    </style:style>
    <style:style style:name="T5" style:family="text">
      <style:text-properties officeooo:rsid="0009803a"/>
    </style:style>
    <style:style style:name="T6" style:family="text">
      <style:text-properties officeooo:rsid="000b5eca"/>
    </style:style>
    <style:style style:name="T7" style:family="text">
      <style:text-properties officeooo:rsid="000f4922"/>
    </style:style>
    <style:style style:name="T8" style:family="text">
      <style:text-properties officeooo:rsid="000f7597"/>
    </style:style>
    <style:style style:name="T9" style:family="text">
      <style:text-properties officeooo:rsid="00137672"/>
    </style:style>
    <style:style style:name="T10" style:family="text">
      <style:text-properties officeooo:rsid="00167770"/>
    </style:style>
    <style:style style:name="T11" style:family="text">
      <style:text-properties officeooo:rsid="001af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ypes de Feu</text:p>
      <text:p text:style-name="P16">Règle de Sécurité :</text:p>
      <text:p text:style-name="P7">En terrain hors forêt, il est conseillé de faire un trou d’environ 2 à 5 cm pur un feu normal. <text:span text:style-name="T2">Puis de faire le feu dans ce trou. </text:span></text:p>
      <text:p text:style-name="P11">En forêt, il ne faut pas creuser, on risque de faire prendre les racines. Donc bien déblayer le sol, et faire attention à ce que les arbres se soient pas bas sinon ils peuvent prendre. Interdiction de faire du feu de plus de 50 cm dans les bois. <text:span text:style-name="T10">Il est conseiller de délimiter le feu avec des pierres.</text:span></text:p>
      <text:p text:style-name="P12">En cas de neige, il faut creuser la neige sans aller jusqu’au sol. <text:span text:style-name="T3">Faire le feu sur le sol sera plus difficile que sur la neige.</text:span></text:p>
      <text:p text:style-name="P13">Toujours avoir un jerrican d’eau à proximité.</text:p>
      <text:p text:style-name="P2"/>
      <text:p text:style-name="P2"><text:span text:style-name="T1">Tipi </text:span>:</text:p>
      <text:p text:style-name="P8">Feu de base, on commence par faire un tipi avec des branches, une fois qu’il y a des branches tout autour (branche fine), on met feu aux brindilles et au PJ au centre. Il est conseiller de faire le tipi autour des brindilles et du PJ. <text:span text:style-name="T4">Faire bien attention à laisser une entrer d’air au moment de faire le tipi </text:span><text:span text:style-name="T5">et bien laisser un léger espace entre le tipi de brindille et celui de branche fine. </text:span><text:span text:style-name="T6">Une fois le feu bien parti, on peut faire chuter le tipi pour pouvoir poser la gamelle. Attention, un affaissement du tipi trop tôt tuera le feu.</text:span></text:p>
      <text:p text:style-name="P8"/>
      <text:p text:style-name="P5">Pyramide :</text:p>
      <text:p text:style-name="P9">Même principe que le feu en tipi en beaucoup plus haut. De plus on rajoute de grosse bûche en kapla tout autour de la pyramide, jusqu’à <text:span text:style-name="T7">mi hauteur. </text:span><text:span text:style-name="T8">Ce type de feu est pour la veiller et permet de grande flamme ainsi qu’un feu intense.</text:span></text:p>
      <text:p text:style-name="P9"/>
      <text:p text:style-name="P5">Feu Polynésien :</text:p>
      <text:p text:style-name="P10">Le principe du feu polynésien est de creuser <text:span text:style-name="T9">profond puis de faire le feu à l’intérieur du trou. Ce trou est tapissé de bois. C’est un feu discret qui fume et éclaire peu. A ne jamais utiliser en et à proximité de forêt.</text:span></text:p>
      <text:p text:style-name="P2"/>
      <text:p text:style-name="P4">Feu en étoile :</text:p>
      <text:p text:style-name="P18">Le feu en étoile produit peu de chaleur mais c’est le feu qui fait le moins d’étincelles. </text:p>
      <text:p text:style-name="P17">Il sert à économiser le bois mais il est aussi intéressant car il évite de couper le bois qui est long. Il suffit de pousser le bois vers le centre à mesure qu’il brûle. Il doit y avoir assez de braises. Il peut être utilisé aussi pour la cuisson. </text:p>
      <text:p text:style-name="P3"/>
      <text:p text:style-name="P6">Faire un four :</text:p>
      <text:p text:style-name="P14">Pour faire un four portable, on peut prendre deux plats de cantine (deux grands plats rectangulaire avec poignée non forgé). Et les cloué ensemble dont un cotés avec des charnières. A l’intérieur on fait le feu puis on met le plat et on ferme. Le rendu ressemble beaucoup au barbecue fermé avec thermomètre.</text:p>
      <text:p text:style-name="P15">Pour faire un four en terre, il faut faire une structure en pierre recouverte de boue, comme une table à feu. On fait le feu à l’intérieur avec le plat. Ensuite, on ferme le four avec une pierre. On pourrait comparer la structure de ce four avec celle d’un tombeau.</text:p>
      <text:p text:style-name="P15">Attention, dans les deux cas il faut une entrée d’air ainsi qu’un échappatoire. Il est conseillé dans le <text:span text:style-name="T11">deuxième</text:span> exemple de faire une cheminé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5:04:36.260098094</meta:creation-date>
    <dc:date>2021-06-24T11:44:14.591515476</dc:date>
    <meta:editing-duration>PT48M40S</meta:editing-duration>
    <meta:editing-cycles>29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526" meta:character-count="2748" meta:non-whitespace-character-count="2238"/>
  </office:meta>
</office:document-meta>
</file>